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6.96cm" style:page-number="auto" table:align="left"/>
    </style:style>
    <style:style style:name="Table1.A" style:family="table-column">
      <style:table-column-properties style:column-width="16.96cm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6.669cm" fo:margin-left="0cm" fo:margin-right="-0.09cm" table:align="margins"/>
    </style:style>
    <style:style style:name="Table2.A" style:family="table-column">
      <style:table-column-properties style:column-width="12.252cm" style:rel-column-width="48169*"/>
    </style:style>
    <style:style style:name="Table2.B" style:family="table-column">
      <style:table-column-properties style:column-width="1cm" style:rel-column-width="3932*"/>
    </style:style>
    <style:style style:name="Table2.C" style:family="table-column">
      <style:table-column-properties style:column-width="3.417cm" style:rel-column-width="13434*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3" style:family="table">
      <style:table-properties style:width="16.722cm" fo:margin-left="0cm" fo:margin-right="-0.143cm" fo:margin-top="0cm" fo:margin-bottom="0cm" table:align="margins"/>
    </style:style>
    <style:style style:name="Table3.A" style:family="table-column">
      <style:table-column-properties style:column-width="2.99cm" style:rel-column-width="1695*"/>
    </style:style>
    <style:style style:name="Table3.B" style:family="table-column">
      <style:table-column-properties style:column-width="0.519cm" style:rel-column-width="294*"/>
    </style:style>
    <style:style style:name="Table3.C" style:family="table-column">
      <style:table-column-properties style:column-width="13.213cm" style:rel-column-width="7491*"/>
    </style:style>
    <style:style style:name="Table3.A1" style:family="table-cell">
      <style:table-cell-properties fo:padding-left="0.191cm" fo:padding-right="0.191cm" fo:padding-top="0cm" fo:padding-bottom="0cm" fo:border="none"/>
    </style:style>
    <style:style style:name="Table4" style:family="table">
      <style:table-properties style:width="12.966cm" fo:margin-left="0cm" fo:margin-right="-0.134cm" fo:margin-top="0cm" fo:margin-bottom="0cm" table:align="margins"/>
    </style:style>
    <style:style style:name="Table4.A" style:family="table-column">
      <style:table-column-properties style:column-width="0.988cm" style:rel-column-width="4989*"/>
    </style:style>
    <style:style style:name="Table4.B" style:family="table-column">
      <style:table-column-properties style:column-width="3.096cm" style:rel-column-width="15642*"/>
    </style:style>
    <style:style style:name="Table4.C" style:family="table-column">
      <style:table-column-properties style:column-width="8.885cm" style:rel-column-width="44904*"/>
    </style:style>
    <style:style style:name="Table4.A1" style:family="table-cell">
      <style:table-cell-properties fo:padding-left="0.191cm" fo:padding-right="0.191cm" fo:padding-top="0cm" fo:padding-bottom="0cm" fo:border="none"/>
    </style:style>
    <style:style style:name="Table5" style:family="table">
      <style:table-properties style:width="16.642cm" fo:margin-left="0cm" fo:margin-right="-0.064cm" table:align="margins"/>
    </style:style>
    <style:style style:name="Table5.A" style:family="table-column">
      <style:table-column-properties style:column-width="8.992cm" style:rel-column-width="35410*"/>
    </style:style>
    <style:style style:name="Table5.B" style:family="table-column">
      <style:table-column-properties style:column-width="7.65cm" style:rel-column-width="30125*"/>
    </style:style>
    <style:style style:name="Table5.A1" style:family="table-cell">
      <style:table-cell-properties fo:padding-left="0.191cm" fo:padding-right="0.191cm" fo:padding-top="0cm" fo:padding-bottom="0cm" fo:border="none"/>
    </style:style>
    <style:style style:name="Table6" style:family="table">
      <style:table-properties style:width="8.807cm" fo:margin-left="7.89cm" fo:margin-right="-0.118cm" table:align="margins"/>
    </style:style>
    <style:style style:name="Table6.A" style:family="table-column">
      <style:table-column-properties style:column-width="8.807cm" style:rel-column-width="65535*"/>
    </style:style>
    <style:style style:name="Table6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 fo:line-height="100%" fo:text-align="end" style:justify-single-word="false"/>
      <style:text-properties style:font-name="Tahoma" style:font-name-complex="Tahoma"/>
    </style:style>
    <style:style style:name="P4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5" style:family="paragraph" style:parent-style-name="Normal">
      <style:paragraph-properties fo:margin-top="0cm" fo:margin-bottom="0cm" fo:line-height="100%" fo:text-align="center" style:justify-single-word="false"/>
      <style:text-properties style:font-name="Tahoma" fo:font-weight="bold" style:font-weight-asian="bold" style:font-name-complex="Tahoma"/>
    </style:style>
    <style:style style:name="P6" style:family="paragraph" style:parent-style-name="Standard">
      <style:paragraph-properties fo:margin-top="0cm" fo:margin-bottom="0cm"/>
      <style:text-properties style:font-name="Tahoma" style:font-name-complex="Tahoma"/>
    </style:style>
    <style:style style:name="P7" style:family="paragraph" style:parent-style-name="Standard">
      <style:paragraph-properties fo:margin-top="0cm" fo:margin-bottom="0cm" fo:line-height="100%"/>
      <style:text-properties style:font-name="Tahoma" style:font-name-complex="Tahoma"/>
    </style:style>
    <style:style style:name="P8" style:family="paragraph" style:parent-style-name="Table_20_Contents">
      <style:paragraph-properties fo:margin-top="0cm" fo:margin-bottom="0cm" fo:line-height="100%"/>
      <style:text-properties style:font-name="Tahoma" style:font-name-complex="Tahom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>
                <table:table-cell table:style-name="Table2.A1" office:value-type="string">
                  <text:p text:style-name="P1">{nama_satker}</text:p>
                </table:table-cell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3">P-2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1.A1" office:value-type="string">
            <text:p text:style-name="P5">SURAT PERINTAH PENYELIDIKANn</text:p>
          </table:table-cell>
        </table:table-row>
        <table:table-row>
          <table:table-cell table:style-name="Table1.A1" office:value-type="string">
            <text:p text:style-name="P5">NOMOR : PRINT- {no_surat}</text:p>
            <text:p text:style-name="P5"/>
          </table:table-cell>
        </table:table-row>
        <table:table-row>
          <table:table-cell table:style-name="Table1.A1" office:value-type="string">
            <text:p text:style-name="P5">KEPALA {nama_satker}</text:p>
          </table:table-cell>
        </table:table-row>
        <table:table-row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row>
                <table:table-cell table:style-name="Table3.A1" office:value-type="string">
                  <text:p text:style-name="P2">Dasar</text:p>
                </table:table-cell>
                <table:table-cell table:style-name="Table3.A1" office:value-type="string">
                  <text:p text:style-name="P2">:</text:p>
                </table:table-cell>
                <table:table-cell table:style-name="Table3.A1" office:value-type="string">
                  <text:p text:style-name="P6">[!-- BEGIN Dasar --]{nourut}{isidetail}</text:p>
                  <text:p text:style-name="P6">[!-- END Dasar --]</text:p>
                </table:table-cell>
              </table:table-row>
              <table:table-row>
                <table:table-cell table:style-name="Table3.A1" office:value-type="string">
                  <text:p text:style-name="P2">Pertimbangan</text:p>
                </table:table-cell>
                <table:table-cell table:style-name="Table3.A1" office:value-type="string">
                  <text:p text:style-name="P2">:</text:p>
                </table:table-cell>
                <table:table-cell table:style-name="Table3.A1" office:value-type="string">
                  <text:p text:style-name="P6">[!-- BEGIN Pertimbangan --]{nourut}{isidetail}</text:p>
                  <text:p text:style-name="P6">[!-- END Pertimbangan --]</text:p>
                </table:table-cell>
              </table:table-row>
              <table:table-row>
                <table:table-cell table:style-name="Table3.A1" table:number-columns-spanned="3" office:value-type="string">
                  <text:p text:style-name="P5">MEMERINTAHKAN</text:p>
                  <text:p text:style-name="P5"/>
                </table:table-cell>
                <table:covered-table-cell/>
                <table:covered-table-cell/>
              </table:table-row>
              <table:table-row>
                <table:table-cell table:style-name="Table3.A1" office:value-type="string">
                  <text:p text:style-name="P2">Kepada</text:p>
                </table:table-cell>
                <table:table-cell table:style-name="Table3.A1" office:value-type="string">
                  <text:p text:style-name="P2">:</text:p>
                </table:table-cell>
                <table:table-cell table:style-name="Table3.A1" office:value-type="string">
                  <text:p text:style-name="P6">Jaksa Penyelidik :</text:p>
                  <table:table table:name="Table4" table:style-name="Table4">
                    <table:table-column table:style-name="Table4.A"/>
                    <table:table-column table:style-name="Table4.B"/>
                    <table:table-column table:style-name="Table4.C"/>
                    <table:table-row>
                      <table:table-cell table:style-name="Table4.A1" office:value-type="string">
                        <text:p text:style-name="P7">[!-- BEGIN Jaksa --]{noUrut}</text:p>
                      </table:table-cell>
                      <table:table-cell table:style-name="Table4.A1" office:value-type="string">
                        <text:p text:style-name="P8">Nama</text:p>
                      </table:table-cell>
                      <table:table-cell table:style-name="Table4.A1" office:value-type="string">
                        <text:p text:style-name="P8">: {namaJaksa}</text:p>
                      </table:table-cell>
                    </table:table-row>
                    <table:table-row>
                      <table:table-cell table:style-name="Table4.A1" office:value-type="string">
                        <text:p text:style-name="P7"/>
                      </table:table-cell>
                      <table:table-cell table:style-name="Table4.A1" office:value-type="string">
                        <text:p text:style-name="P8">Pangkat/NIP</text:p>
                      </table:table-cell>
                      <table:table-cell table:style-name="Table4.A1" office:value-type="string">
                        <text:p text:style-name="P8">: {pangkatJaksa}/{nipJaksa}</text:p>
                      </table:table-cell>
                    </table:table-row>
                    <table:table-row>
                      <table:table-cell table:style-name="Table4.A1" office:value-type="string">
                        <text:p text:style-name="P7"/>
                      </table:table-cell>
                      <table:table-cell table:style-name="Table4.A1" office:value-type="string">
                        <text:p text:style-name="P8">Jabatan</text:p>
                      </table:table-cell>
                      <table:table-cell table:style-name="Table4.A1" office:value-type="string">
                        <text:p text:style-name="P8">: {jabatanJaksa}</text:p>
                      </table:table-cell>
                    </table:table-row>
                    <table:table-row>
                      <table:table-cell table:style-name="Table4.A1" office:value-type="string">
                        <text:p text:style-name="P7">[!-- END Jaksa --]</text:p>
                      </table:table-cell>
                      <table:table-cell table:style-name="Table4.A1" office:value-type="string">
                        <text:p text:style-name="P7"/>
                      </table:table-cell>
                      <table:table-cell table:style-name="Table4.A1" office:value-type="string">
                        <text:p text:style-name="P7"/>
                      </table:table-cell>
                    </table:table-row>
                  </table:table>
                  <text:p text:style-name="P6"/>
                </table:table-cell>
              </table:table-row>
              <table:table-row>
                <table:table-cell table:style-name="Table3.A1" office:value-type="string">
                  <text:p text:style-name="P2">Untuk</text:p>
                </table:table-cell>
                <table:table-cell table:style-name="Table3.A1" office:value-type="string">
                  <text:p text:style-name="P2">:</text:p>
                </table:table-cell>
                <table:table-cell table:style-name="Table3.A1" office:value-type="string">
                  <text:p text:style-name="P6">[!-- BEGIN Untuk --]{nourut}{isidetail}</text:p>
                  <text:p text:style-name="P6">[!-- END Untuk --]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able:table table:name="Table5" table:style-name="Table5">
              <table:table-column table:style-name="Table5.A"/>
              <table:table-column table:style-name="Table5.B"/>
              <table:table-row>
                <table:table-cell table:style-name="Table5.A1" office:value-type="string">
                  <text:p text:style-name="P2">Kepada yang bersangkutan</text:p>
                </table:table-cell>
                <table:table-cell table:style-name="Table5.A1" office:value-type="string">
                  <text:p text:style-name="P2">Dikeluarkan di : {lokasi_surat}</text:p>
                </table:table-cell>
              </table:table-row>
              <table:table-row>
                <table:table-cell table:style-name="Table5.A1" office:value-type="string">
                  <text:p text:style-name="P2">untuk dilaksanakan</text:p>
                </table:table-cell>
                <table:table-cell table:style-name="Table5.A1" office:value-type="string">
                  <text:p text:style-name="P2">Pada tanggal <text:s text:c="2"/>: {tgl_surat}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1.A1" office:value-type="string">
            <text:p text:style-name="P2"/>
            <text:p text:style-name="P2"/>
          </table:table-cell>
        </table:table-row>
        <table:table-row>
          <table:table-cell table:style-name="Table1.A1" office:value-type="string"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4">KEPALA {nama_satker}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1.A1" office:value-type="string">
            <text:p text:style-name="P6">TEMBUSAN :</text:p>
            <text:p text:style-name="P6">[!-- BEGIN tembusan --]{isiTembusan}</text:p>
            <text:p text:style-name="P6">[!-- END tembusan --]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 fo:hyphenation-remain-char-count="0" fo:hyphenation-push-char-count="0"/>
    </style:style>
    <style:style style:name="Preformatted_20_Text" style:display-name="Preformatted Text" style:family="paragraph" style:parent-style-name="Standard" style:class="html">
      <style:paragraph-properties fo:margin-top="0cm" fo:margin-bottom="0cm" fo:hyphenation-ladder-count="no-limit"/>
      <style:text-properties style:font-name="Courier New" fo:font-size="10pt" style:font-name-asian="Courier New" style:font-size-asian="10pt" style:font-name-complex="Courier New" style:font-size-complex="10pt" fo:hyphenate="tru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499cm" fo:hyphenation-ladder-count="no-limit"/>
      <style:text-properties fo:hyphenate="tru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true" fo:hyphenation-remain-char-count="0" fo:hyphenation-push-char-count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5T04:51:00Z</meta:creation-date>
    <dc:date>2015-09-24T04:33:06.59</dc:date>
    <meta:editing-cycles>22</meta:editing-cycles>
    <meta:editing-duration>PT6H53M23S</meta:editing-duration>
    <meta:document-statistic meta:table-count="6" meta:image-count="0" meta:object-count="0" meta:page-count="1" meta:paragraph-count="37" meta:word-count="99" meta:character-count="649"/>
    <meta:template xlink:type="simple" xlink:actuate="onRequest" xlink:title="" xlink:href="Normal"/>
  </office:meta>
</office:document-meta>
</file>